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4.6319in"/>
    </style:style>
    <style:style style:name="co36" style:family="table-column">
      <style:table-column-properties fo:break-before="auto" style:column-width="4.3047in"/>
    </style:style>
    <style:style style:name="co37" style:family="table-column">
      <style:table-column-properties fo:break-before="auto" style:column-width="1.3772in"/>
    </style:style>
    <style:style style:name="co38" style:family="table-column">
      <style:table-column-properties fo:break-before="auto" style:column-width="5.2945in"/>
    </style:style>
    <style:style style:name="co39" style:family="table-column">
      <style:table-column-properties fo:break-before="auto" style:column-width="0.7209in"/>
    </style:style>
    <style:style style:name="co40" style:family="table-column">
      <style:table-column-properties fo:break-before="auto" style:column-width="0.9362in"/>
    </style:style>
    <style:style style:name="co41" style:family="table-column">
      <style:table-column-properties fo:break-before="auto" style:column-width="0.9681in"/>
    </style:style>
    <style:style style:name="co42" style:family="table-column">
      <style:table-column-properties fo:break-before="auto" style:column-width="1.0327in"/>
    </style:style>
    <style:style style:name="co43" style:family="table-column">
      <style:table-column-properties fo:break-before="auto" style:column-width="1.0008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2126in" fo:break-before="auto" style:use-optimal-row-height="true"/>
    </style:style>
    <style:style style:name="ro10" style:family="table-row">
      <style:table-row-properties style:row-height="0.17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ackground-color="#cccccc"/>
    </style:style>
    <style:style style:name="ce31" style:family="table-cell" style:parent-style-name="Default">
      <style:table-cell-properties fo:background-color="#cccccc" fo:wrap-option="wrap"/>
    </style:style>
    <style:style style:name="ce32" style:family="table-cell" style:parent-style-name="Default" style:data-style-name="N100">
      <style:table-cell-properties fo:background-color="#cccccc"/>
    </style:style>
    <style:style style:name="ce34"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5" style:family="table-cell" style:parent-style-name="Default">
      <style:table-cell-properties fo:border-bottom="0.0008in solid #000000" fo:background-color="#83caff" fo:wrap-option="wrap" fo:border-left="none" fo:padding-bottom="0.0193in" fo:padding-left="0.0138in" fo:padding-right="0.0138in" fo:padding-top="0.0193in" fo:border-right="none" fo:border-top="none" style:vertical-align="automatic"/>
      <style:text-properties fo:font-size="12pt" fo:font-weight="bold" style:font-size-asian="12pt" style:font-weight-asian="bold" style:font-size-complex="12pt" style:font-weight-complex="bold" fo:hyphenate="true"/>
    </style:style>
    <style:style style:name="ce36" style:family="table-cell" style:parent-style-name="Default">
      <style:table-cell-properties fo:wrap-option="wrap" fo:padding-bottom="0.0193in" fo:padding-left="0.0138in" fo:padding-right="0.0138in" fo:padding-top="0.0193in"/>
    </style:style>
    <style:style style:name="ce37"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8" style:family="table-cell" style:parent-style-name="Default" style:data-style-name="N37"/>
    <style:style style:name="ce39" style:family="table-cell" style:parent-style-name="Default">
      <style:table-cell-properties fo:wrap-option="wrap" style:vertical-align="automatic"/>
      <style:text-properties fo:hyphenate="true"/>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ext:span><text:span text:style-name="T1">%THREDDS</text:span><text:span text:style-name="T1">_DATAREF</text:span><text:span text:style-name="T1">%</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7" table:default-cell-style-name="Default"/>
        <table:table-column table:style-name="co38" table:default-cell-style-name="ce36"/>
        <table:table-column table:style-name="co26" table:default-cell-style-name="Default"/>
        <table:table-column table:style-name="co39" table:default-cell-style-name="Default"/>
        <table:table-column table:style-name="co40" table:default-cell-style-name="Default"/>
        <table:table-column table:style-name="co41" table:default-cell-style-name="Default"/>
        <table:table-column table:style-name="co3" table:default-cell-style-name="Default"/>
        <table:table-column table:style-name="co42" table:default-cell-style-name="Default"/>
        <table:table-column table:style-name="co43" table:default-cell-style-name="Default"/>
        <table:table-column table:style-name="co3" table:number-columns-repeated="1015" table:default-cell-style-name="Default"/>
        <table:table-row table:style-name="ro9">
          <table:table-cell table:style-name="ce34" office:value-type="string">
            <text:p>Requirement id</text:p>
          </table:table-cell>
          <table:table-cell table:style-name="ce35" office:value-type="string">
            <text:p>Short description</text:p>
          </table:table-cell>
          <table:table-cell table:style-name="ce34" office:value-type="string">
            <text:p>Detailed description</text:p>
          </table:table-cell>
          <table:table-cell table:style-name="ce34" office:value-type="string">
            <text:p>Status</text:p>
          </table:table-cell>
          <table:table-cell table:style-name="ce34" office:value-type="string">
            <text:p>Release</text:p>
          </table:table-cell>
          <table:table-cell table:style-name="ce37" office:value-type="string">
            <text:p>Created</text:p>
          </table:table-cell>
          <table:table-cell table:style-name="ce37" office:value-type="string">
            <text:p>Updated</text:p>
          </table:table-cell>
          <table:table-cell table:style-name="ce34" office:value-type="string">
            <text:p>Updated by</text:p>
          </table:table-cell>
          <table:table-cell table:style-name="ce34" office:value-type="string">
            <text:p>Comments</text:p>
          </table:table-cell>
          <table:table-cell table:style-name="ce34" table:number-columns-repeated="247"/>
          <table:table-cell table:style-name="ce39" table:number-columns-repeated="768"/>
        </table:table-row>
        <table:table-row table:style-name="ro10">
          <table:table-cell office:value-type="string">
            <text:p>Editor-1</text:p>
          </table:table-cell>
          <table:table-cell office:value-type="string">
            <text:p>A metamod-instance may have different editor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text:p>
          </table:table-cell>
          <table:table-cell table:style-name="ce8" office:value-type="string">
            <text:p>The editor must be usable from within the upload (including authorization). In that case the resulting file-name will be given by upload</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6">
          <table:table-cell office:value-type="string">
            <text:p>Editor-3</text:p>
          </table:table-cell>
          <table:table-cell table:style-name="ce8" office:value-type="string">
            <text:p>The editor must be usable as online-questionaire (without authn/authz). A application-id will be given by the implementator and indicate the final directory of the files. The filenames will be autogenerated.</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4</text:p>
          </table:table-cell>
          <table:table-cell office:value-type="string">
            <text:p>The editable fields must be configurable by the implementator</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5</text:p>
          </table:table-cell>
          <table:table-cell table:style-name="ce8" office:value-type="string">
            <text:p>The same configuration must also allow for sectioning of editable fields, each section may contain a label</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6</text:p>
          </table:table-cell>
          <table:table-cell office:value-type="string">
            <text:p>The same configuration must also include restrictions on allowed input</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7</text:p>
          </table:table-cell>
          <table:table-cell office:value-type="string">
            <text:p>The configuration must allow for a translation between metadata-labels and internal metadata-nam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8</text:p>
          </table:table-cell>
          <table:table-cell office:value-type="string">
            <text:p>The editor must give useful feedback when the input does not comply to restriction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9</text:p>
          </table:table-cell>
          <table:table-cell office:value-type="string">
            <text:p>All editable fields must have restriction mandatory or optional</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0</text:p>
          </table:table-cell>
          <table:table-cell office:value-type="string">
            <text:p>Editable fields may be one-line free text (size-restricted)</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1</text:p>
          </table:table-cell>
          <table:table-cell office:value-type="string">
            <text:p>Editable fields may be multi-line free text (size-restricted)</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2</text:p>
          </table:table-cell>
          <table:table-cell office:value-type="string">
            <text:p>Editable fields may be dates or date-tim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3</text:p>
          </table:table-cell>
          <table:table-cell table:style-name="ce8" office:value-type="string">
            <text:p>Editable fields may be periods (= 2 dates / date-tim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4</text:p>
          </table:table-cell>
          <table:table-cell office:value-type="string">
            <text:p>Editable fiels may be geographical coordinat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5</text:p>
          </table:table-cell>
          <table:table-cell office:value-type="string">
            <text:p>Editable fields may be geographical bounding-boxes (= 4 coordinat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6</text:p>
          </table:table-cell>
          <table:table-cell table:style-name="ce8" office:value-type="string">
            <text:p>Editable fields may be URL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17</text:p>
          </table:table-cell>
          <table:table-cell office:value-type="string">
            <text:p>Editable fields may be single or multi-choice list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3">
          <table:table-cell office:value-type="string">
            <text:p>Editor-18</text:p>
          </table:table-cell>
          <table:table-cell office:value-type="string">
            <text:p>Input to single or multi-choice lists may come from additional files with configurational format, minimum : a) LINEBYLINE: ASCII -text, elements are \n separated, # is comment</text:p>
            <text:p/>
          </table:table-cell>
          <table:table-cell office:value-type="string">
            <text:p>In the future some xml-formats may be added</text:p>
          </table:table-cell>
          <table:table-cell/>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2">
          <table:table-cell office:value-type="string">
            <text:p>Editor-19</text:p>
          </table:table-cell>
          <table:table-cell table:style-name="ce8" office:value-type="string">
            <text:p>Editable fields may be multi-line text-strings, each line restricted by a regexp</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0</text:p>
          </table:table-cell>
          <table:table-cell office:value-type="string">
            <text:p>The editor must at least be able to write data in MM2 xml/xmd file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1</text:p>
          </table:table-cell>
          <table:table-cell office:value-type="string">
            <text:p>The editor must be able to read data in MM2, DIF and ISO19139</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2</text:p>
          </table:table-cell>
          <table:table-cell office:value-type="string">
            <text:p>The editor must indicate if the written format does not comply with the read format</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3</text:p>
          </table:table-cell>
          <table:table-cell office:value-type="string">
            <text:p>Metadata may contain fields which are not editable. Those fields must not be deleted, i.e. they must be kept 'as is' when writing</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4</text:p>
          </table:table-cell>
          <table:table-cell office:value-type="string">
            <text:p>The metadata must be checked against the restrictions before writing.</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5</text:p>
          </table:table-cell>
          <table:table-cell office:value-type="string">
            <text:p>The metadata must be validated against the schema before writing.</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26</text:p>
          </table:table-cell>
          <table:table-cell office:value-type="string">
            <text:p>The user must not be able to write data if check/validation did not succeed.</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7</text:p>
          </table:table-cell>
          <table:table-cell office:value-type="string">
            <text:p>The user must be able to edit his metadata after checking. The browsers 'back' button functionality is not sufficient.</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8</text:p>
          </table:table-cell>
          <table:table-cell office:value-type="string">
            <text:p>The user must be able to see all metadata to be written after the check and before the write. This includes the non-editable fields.</text:p>
          </table:table-cell>
          <table:table-cell table:number-columns-repeated="2"/>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4">
          <table:table-cell office:value-type="string">
            <text:p>Editor-29</text:p>
          </table:table-cell>
          <table:table-cell office:value-type="string">
            <text:p>The non-authenticated user must get a handle to be able to re-edit his files. This handle must not be exposed to other users.</text:p>
          </table:table-cell>
          <table:table-cell office:value-type="string">
            <text:p>see Editor-3</text:p>
          </table:table-cell>
          <table:table-cell/>
          <table:table-cell office:value-type="float" office:value="2.8">
            <text:p>2.8</text:p>
          </table:table-cell>
          <table:table-cell table:style-name="ce38" office:value-type="date" office:date-value="2011-02-16">
            <text:p>02/16/11</text:p>
          </table:table-cell>
          <table:table-cell/>
          <table:table-cell office:value-type="string">
            <text:p>heikok</text:p>
          </table:table-cell>
          <table:table-cell table:number-columns-repeated="1016"/>
        </table:table-row>
        <table:table-row table:style-name="ro10">
          <table:table-cell office:value-type="string">
            <text:p>Editor-30</text:p>
          </table:table-cell>
          <table:table-cell table:number-columns-repeated="1023"/>
        </table:table-row>
        <table:table-row table:style-name="ro10">
          <table:table-cell office:value-type="string">
            <text:p>Editor-31</text:p>
          </table:table-cell>
          <table:table-cell table:number-columns-repeated="1023"/>
        </table:table-row>
        <table:table-row table:style-name="ro10">
          <table:table-cell office:value-type="string">
            <text:p>Editor-32</text:p>
          </table:table-cell>
          <table:table-cell table:number-columns-repeated="1023"/>
        </table:table-row>
        <table:table-row table:style-name="ro10">
          <table:table-cell office:value-type="string">
            <text:p>Editor-33</text:p>
          </table:table-cell>
          <table:table-cell table:number-columns-repeated="1023"/>
        </table:table-row>
        <table:table-row table:style-name="ro10">
          <table:table-cell office:value-type="string">
            <text:p>Editor-34</text:p>
          </table:table-cell>
          <table:table-cell table:number-columns-repeated="1023"/>
        </table:table-row>
        <table:table-row table:style-name="ro10">
          <table:table-cell office:value-type="string">
            <text:p>Editor-35</text:p>
          </table:table-cell>
          <table:table-cell table:number-columns-repeated="1023"/>
        </table:table-row>
        <table:table-row table:style-name="ro10">
          <table:table-cell office:value-type="string">
            <text:p>Editor-36</text:p>
          </table:table-cell>
          <table:table-cell table:number-columns-repeated="1023"/>
        </table:table-row>
        <table:table-row table:style-name="ro10">
          <table:table-cell office:value-type="string">
            <text:p>Editor-37</text:p>
          </table:table-cell>
          <table:table-cell table:number-columns-repeated="1023"/>
        </table:table-row>
        <table:table-row table:style-name="ro10">
          <table:table-cell office:value-type="string">
            <text:p>Editor-38</text:p>
          </table:table-cell>
          <table:table-cell table:number-columns-repeated="1023"/>
        </table:table-row>
        <table:table-row table:style-name="ro10">
          <table:table-cell office:value-type="string">
            <text:p>Editor-39</text:p>
          </table:table-cell>
          <table:table-cell table:number-columns-repeated="1023"/>
        </table:table-row>
        <table:table-row table:style-name="ro10">
          <table:table-cell office:value-type="string">
            <text:p>Editor-40</text:p>
          </table:table-cell>
          <table:table-cell table:number-columns-repeated="1023"/>
        </table:table-row>
        <table:table-row table:style-name="ro10">
          <table:table-cell office:value-type="string">
            <text:p>Editor-41</text:p>
          </table:table-cell>
          <table:table-cell table:number-columns-repeated="1023"/>
        </table:table-row>
        <table:table-row table:style-name="ro10">
          <table:table-cell office:value-type="string">
            <text:p>Editor-42</text:p>
          </table:table-cell>
          <table:table-cell table:number-columns-repeated="1023"/>
        </table:table-row>
        <table:table-row table:style-name="ro10">
          <table:table-cell office:value-type="string">
            <text:p>Editor-43</text:p>
          </table:table-cell>
          <table:table-cell table:number-columns-repeated="1023"/>
        </table:table-row>
        <table:table-row table:style-name="ro10">
          <table:table-cell office:value-type="string">
            <text:p>Editor-44</text:p>
          </table:table-cell>
          <table:table-cell table:number-columns-repeated="1023"/>
        </table:table-row>
        <table:table-row table:style-name="ro10">
          <table:table-cell office:value-type="string">
            <text:p>Editor-45</text:p>
          </table:table-cell>
          <table:table-cell table:number-columns-repeated="1023"/>
        </table:table-row>
        <table:table-row table:style-name="ro10">
          <table:table-cell office:value-type="string">
            <text:p>Editor-46</text:p>
          </table:table-cell>
          <table:table-cell table:number-columns-repeated="1023"/>
        </table:table-row>
        <table:table-row table:style-name="ro10">
          <table:table-cell office:value-type="string">
            <text:p>Editor-47</text:p>
          </table:table-cell>
          <table:table-cell table:number-columns-repeated="1023"/>
        </table:table-row>
        <table:table-row table:style-name="ro10">
          <table:table-cell office:value-type="string">
            <text:p>Editor-48</text:p>
          </table:table-cell>
          <table:table-cell table:number-columns-repeated="1023"/>
        </table:table-row>
        <table:table-row table:style-name="ro10">
          <table:table-cell office:value-type="string">
            <text:p>Editor-49</text:p>
          </table:table-cell>
          <table:table-cell table:number-columns-repeated="1023"/>
        </table:table-row>
        <table:table-row table:style-name="ro10">
          <table:table-cell office:value-type="string">
            <text:p>Editor-50</text:p>
          </table:table-cell>
          <table:table-cell table:number-columns-repeated="1023"/>
        </table:table-row>
        <table:table-row table:style-name="ro10">
          <table:table-cell office:value-type="string">
            <text:p>Editor-51</text:p>
          </table:table-cell>
          <table:table-cell table:number-columns-repeated="1023"/>
        </table:table-row>
        <table:table-row table:style-name="ro10">
          <table:table-cell office:value-type="string">
            <text:p>Editor-52</text:p>
          </table:table-cell>
          <table:table-cell table:number-columns-repeated="1023"/>
        </table:table-row>
        <table:table-row table:style-name="ro10" table:number-rows-repeated="1048522">
          <table:table-cell table:number-columns-repeated="1024"/>
        </table:table-row>
        <table:table-row table:style-name="ro10">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5"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6"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0" office:value-type="string">
            <text:p>Sec-14</text:p>
          </table:table-cell>
          <table:table-cell table:style-name="ce31" office:value-type="string">
            <text:p>Access to datafiles is determined by the users role and the datasets distribution_statement.</text:p>
          </table:table-cell>
          <table:table-cell table:style-name="ce31"/>
          <table:table-cell table:style-name="ce30" office:value-type="string">
            <text:p>Deleted</text:p>
          </table:table-cell>
          <table:table-cell table:style-name="ce30"/>
          <table:table-cell table:style-name="ce32"/>
          <table:table-cell table:style-name="ce32"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7</text:p>
          </table:table-cell>
          <table:table-cell table:style-name="ce31" office:value-type="string">
            <text:p>The implementor must be able to connect roles to metadata 'distribution_statements'</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0-11-24</text:p>
          </table:table-cell>
          <table:table-cell table:style-name="ce32" office:value-type="string">
            <text:p>2011-01-28</text:p>
          </table:table-cell>
          <table:table-cell table:style-name="ce30" office:value-type="string">
            <text:p>heikok</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15</text:p>
          </table:table-cell>
          <table:table-cell table:style-name="ce31" office:value-type="string">
            <text:p>It should be possible to mark a specific distribution statement as open to any role.</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1-01-27</text:p>
          </table:table-cell>
          <table:table-cell table:style-name="ce10"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16</text:p>
          </table:table-cell>
          <table:table-cell table:style-name="ce31" office:value-type="string">
            <text:p>If a distribution statement is not attached to a role and not open to any role, then no users can access data with that distribution statement.</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1-01-27</text:p>
          </table:table-cell>
          <table:table-cell table:style-name="ce10"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6">02/16/2011</text:date>, <text:time>12:49: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Heiko Klein</dc:creator>
    <dc:date>2011-02-16T12:49:00</dc:date>
    <meta:editing-cycles>66</meta:editing-cycles>
    <meta:editing-duration>PT19H11M49S</meta:editing-duration>
    <meta:document-statistic meta:table-count="9" meta:cell-count="1152" meta:object-count="0"/>
    <meta:user-defined meta:name="Info 1"/>
    <meta:user-defined meta:name="Info 2"/>
    <meta:user-defined meta:name="Info 3"/>
    <meta:user-defined meta:name="Info 4"/>
  </office:meta>
</office:document-meta>
</file>